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monospace"/>
    <style:font-face style:name="englis" svg:font-family="englis"/>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Arial" officeooo:rsid="001ecb7c" officeooo:paragraph-rsid="001ecb7c"/>
    </style:style>
    <style:style style:name="P2" style:family="paragraph" style:parent-style-name="Text_20_body">
      <style:text-properties style:font-name="Arial" officeooo:rsid="00236482" officeooo:paragraph-rsid="00236482"/>
    </style:style>
    <style:style style:name="P3" style:family="paragraph" style:parent-style-name="Text_20_body">
      <style:text-properties style:font-name="Arial" officeooo:paragraph-rsid="003cc2e0"/>
    </style:style>
    <style:style style:name="P4" style:family="paragraph" style:parent-style-name="Text_20_body">
      <style:text-properties style:font-name="Arial" officeooo:paragraph-rsid="003d83af"/>
    </style:style>
    <style:style style:name="P5" style:family="paragraph" style:parent-style-name="Text_20_body">
      <style:text-properties style:font-name="Arial" officeooo:rsid="000b134c" officeooo:paragraph-rsid="000b134c"/>
    </style:style>
    <style:style style:name="P6" style:family="paragraph" style:parent-style-name="Text_20_body">
      <style:text-properties style:font-name="Arial" fo:language="en" fo:country="GB" officeooo:rsid="004f9084" officeooo:paragraph-rsid="003e55e4"/>
    </style:style>
    <style:style style:name="P7" style:family="paragraph" style:parent-style-name="Text_20_body">
      <style:text-properties style:font-name="Arial" officeooo:rsid="00a1e316" officeooo:paragraph-rsid="0016b6a6"/>
    </style:style>
    <style:style style:name="P8" style:family="paragraph" style:parent-style-name="Text_20_body">
      <style:text-properties style:font-name="Arial" officeooo:rsid="0030ca53" officeooo:paragraph-rsid="00337513"/>
    </style:style>
    <style:style style:name="P9" style:family="paragraph" style:parent-style-name="Text_20_body">
      <style:text-properties style:font-name="Arial" officeooo:rsid="0030ca53" officeooo:paragraph-rsid="0030ca53"/>
    </style:style>
    <style:style style:name="P10" style:family="paragraph" style:parent-style-name="Text_20_body">
      <style:text-properties style:font-name="Arial" officeooo:rsid="0030ca53" officeooo:paragraph-rsid="004a05f1"/>
    </style:style>
    <style:style style:name="P11" style:family="paragraph" style:parent-style-name="Text_20_body">
      <style:text-properties style:font-name="Arial" officeooo:rsid="00323e8e" officeooo:paragraph-rsid="00337513"/>
    </style:style>
    <style:style style:name="P12" style:family="paragraph" style:parent-style-name="Text_20_body">
      <style:text-properties style:font-name="Arial" officeooo:rsid="0032a1c7" officeooo:paragraph-rsid="00337513"/>
    </style:style>
    <style:style style:name="P13" style:family="paragraph" style:parent-style-name="Text_20_body">
      <style:text-properties style:font-name="Arial" fo:language="en" fo:country="US" officeooo:rsid="0032d046" officeooo:paragraph-rsid="00337513"/>
    </style:style>
    <style:style style:name="P14" style:family="paragraph" style:parent-style-name="Text_20_body">
      <style:text-properties style:font-name="Arial" fo:language="en" fo:country="US" officeooo:rsid="00c29904" officeooo:paragraph-rsid="00337513"/>
    </style:style>
    <style:style style:name="P15" style:family="paragraph" style:parent-style-name="Text_20_body">
      <style:text-properties style:font-name="Arial" fo:language="en" fo:country="US" fo:font-weight="normal" officeooo:rsid="001e77d5" officeooo:paragraph-rsid="001ecb7c" style:font-weight-asian="normal" style:font-weight-complex="normal"/>
    </style:style>
    <style:style style:name="P16" style:family="paragraph" style:parent-style-name="Text_20_body">
      <style:text-properties style:font-name="Arial" fo:language="en" fo:country="US" fo:font-weight="normal" officeooo:rsid="001e77d5" officeooo:paragraph-rsid="004a05f1" style:font-weight-asian="normal" style:font-weight-complex="normal"/>
    </style:style>
    <style:style style:name="P17" style:family="paragraph" style:parent-style-name="Text_20_body">
      <style:text-properties style:font-name="Arial" fo:language="en" fo:country="US" fo:font-weight="normal" officeooo:rsid="0022601f" officeooo:paragraph-rsid="0029eb61" style:font-weight-asian="normal" style:font-weight-complex="normal"/>
    </style:style>
    <style:style style:name="P18" style:family="paragraph" style:parent-style-name="Text_20_body">
      <style:text-properties style:font-name="Arial" fo:language="en" fo:country="US" fo:font-weight="normal" officeooo:rsid="0022601f" officeooo:paragraph-rsid="004a05f1" style:font-weight-asian="normal" style:font-weight-complex="normal"/>
    </style:style>
    <style:style style:name="P19" style:family="paragraph" style:parent-style-name="Text_20_body">
      <style:text-properties style:font-name="Arial" fo:language="en" fo:country="US" fo:font-weight="normal" officeooo:rsid="002535f1" officeooo:paragraph-rsid="002bc885" style:font-weight-asian="normal" style:font-weight-complex="normal"/>
    </style:style>
    <style:style style:name="P20" style:family="paragraph" style:parent-style-name="Text_20_body">
      <style:text-properties style:font-name="Arial" fo:language="en" fo:country="US" fo:font-weight="normal" officeooo:rsid="002308ce" officeooo:paragraph-rsid="002308ce" style:font-weight-asian="normal" style:font-weight-complex="normal"/>
    </style:style>
    <style:style style:name="P21" style:family="paragraph" style:parent-style-name="Text_20_body">
      <style:text-properties style:font-name="Arial" fo:language="en" fo:country="US" fo:font-weight="normal" officeooo:rsid="00337513" officeooo:paragraph-rsid="00337513" style:font-weight-asian="normal" style:font-weight-complex="normal"/>
    </style:style>
    <style:style style:name="P22" style:family="paragraph" style:parent-style-name="Text_20_body">
      <style:text-properties style:font-name="Arial" fo:language="en" fo:country="US" officeooo:rsid="00c782cf" officeooo:paragraph-rsid="0036013e"/>
    </style:style>
    <style:style style:name="P23" style:family="paragraph" style:parent-style-name="Text_20_body">
      <style:text-properties style:font-name="Arial" fo:language="en" fo:country="US" officeooo:paragraph-rsid="00451587"/>
    </style:style>
    <style:style style:name="P24" style:family="paragraph" style:parent-style-name="Text_20_body">
      <style:text-properties style:font-name="Arial" officeooo:rsid="0048b078" officeooo:paragraph-rsid="0048b078"/>
    </style:style>
    <style:style style:name="P25" style:family="paragraph" style:parent-style-name="Text_20_body">
      <style:text-properties style:font-name="Arial" officeooo:paragraph-rsid="004a05f1"/>
    </style:style>
    <style:style style:name="P26" style:family="paragraph" style:parent-style-name="Text_20_body">
      <style:text-properties officeooo:rsid="00479212" officeooo:paragraph-rsid="00479212"/>
    </style:style>
    <style:style style:name="P27" style:family="paragraph" style:parent-style-name="Text_20_body">
      <style:text-properties officeooo:rsid="0048b078" officeooo:paragraph-rsid="0048b078"/>
    </style:style>
    <style:style style:name="P28" style:family="paragraph" style:parent-style-name="Heading_20_1">
      <style:text-properties style:font-name="Arial"/>
    </style:style>
    <style:style style:name="P29" style:family="paragraph" style:parent-style-name="Heading_20_1">
      <style:text-properties style:font-name="Arial" officeooo:rsid="001ecb7c" officeooo:paragraph-rsid="001ecb7c"/>
    </style:style>
    <style:style style:name="P30" style:family="paragraph" style:parent-style-name="Heading_20_2">
      <style:text-properties style:font-name="Arial"/>
    </style:style>
    <style:style style:name="P31" style:family="paragraph" style:parent-style-name="Heading_20_2">
      <style:text-properties style:font-name="Arial" officeooo:rsid="0006e8a3" officeooo:paragraph-rsid="0006e8a3"/>
    </style:style>
    <style:style style:name="P32" style:family="paragraph" style:parent-style-name="Heading_20_2">
      <style:text-properties style:font-name="Arial" officeooo:rsid="0002106a" officeooo:paragraph-rsid="0002106a"/>
    </style:style>
    <style:style style:name="P33" style:family="paragraph" style:parent-style-name="Heading_20_2">
      <style:text-properties style:font-name="Arial" officeooo:rsid="0030ca53" officeooo:paragraph-rsid="0030ca53"/>
    </style:style>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super 58%" fo:language="en" fo:country="US" officeooo:rsid="0035959e"/>
    </style:style>
    <style:style style:name="T3" style:family="text">
      <style:text-properties style:text-position="super 58%" fo:language="en" fo:country="US" officeooo:rsid="00034b78"/>
    </style:style>
    <style:style style:name="T4" style:family="text">
      <style:text-properties style:text-position="super 58%" fo:language="en" fo:country="US" officeooo:rsid="005069d1"/>
    </style:style>
    <style:style style:name="T5" style:family="text">
      <style:text-properties style:text-position="super 58%" officeooo:rsid="00c48f40"/>
    </style:style>
    <style:style style:name="T6" style:family="text">
      <style:text-properties fo:language="en" fo:country="US"/>
    </style:style>
    <style:style style:name="T7" style:family="text">
      <style:text-properties fo:language="en" fo:country="US" officeooo:rsid="00303684"/>
    </style:style>
    <style:style style:name="T8" style:family="text">
      <style:text-properties fo:language="en" fo:country="US" officeooo:rsid="0033b079" fo:background-color="transparent" loext:char-shading-value="0"/>
    </style:style>
    <style:style style:name="T9" style:family="text">
      <style:text-properties fo:language="en" fo:country="US" officeooo:rsid="0002106a"/>
    </style:style>
    <style:style style:name="T10" style:family="text">
      <style:text-properties fo:language="en" fo:country="US" officeooo:rsid="0035959e"/>
    </style:style>
    <style:style style:name="T11" style:family="text">
      <style:text-properties fo:language="en" fo:country="US" fo:font-style="normal" officeooo:rsid="0002106a" style:font-style-asian="normal" style:font-style-complex="normal"/>
    </style:style>
    <style:style style:name="T12" style:family="text">
      <style:text-properties fo:language="en" fo:country="US" officeooo:rsid="00032c1b"/>
    </style:style>
    <style:style style:name="T13" style:family="text">
      <style:text-properties fo:language="en" fo:country="US" officeooo:rsid="007ee883"/>
    </style:style>
    <style:style style:name="T14" style:family="text">
      <style:text-properties fo:language="en" fo:country="US" officeooo:rsid="00034b78"/>
    </style:style>
    <style:style style:name="T15" style:family="text">
      <style:text-properties fo:language="en" fo:country="US" officeooo:rsid="00038ec7"/>
    </style:style>
    <style:style style:name="T16" style:family="text">
      <style:text-properties fo:language="en" fo:country="US" officeooo:rsid="000559c6"/>
    </style:style>
    <style:style style:name="T17" style:family="text">
      <style:text-properties fo:language="en" fo:country="US" officeooo:rsid="0006e8a3"/>
    </style:style>
    <style:style style:name="T18" style:family="text">
      <style:text-properties fo:language="en" fo:country="US" officeooo:rsid="00087cf2"/>
    </style:style>
    <style:style style:name="T19" style:family="text">
      <style:text-properties fo:language="en" fo:country="US" officeooo:rsid="0009c339"/>
    </style:style>
    <style:style style:name="T20" style:family="text">
      <style:text-properties fo:language="en" fo:country="US" officeooo:rsid="000d5529"/>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officeooo:rsid="0010fae4" style:font-weight-asian="normal" style:font-weight-complex="normal"/>
    </style:style>
    <style:style style:name="T23" style:family="text">
      <style:text-properties fo:language="en" fo:country="US" fo:font-weight="normal" officeooo:rsid="0010dc29" style:font-weight-asian="normal" style:font-weight-complex="normal"/>
    </style:style>
    <style:style style:name="T24" style:family="text">
      <style:text-properties fo:language="en" fo:country="US" fo:font-weight="normal" officeooo:rsid="003fac2a" style:font-weight-asian="normal" style:font-weight-complex="normal"/>
    </style:style>
    <style:style style:name="T25" style:family="text">
      <style:text-properties fo:language="en" fo:country="US" fo:font-weight="normal" officeooo:rsid="00a4b879" style:font-weight-asian="normal" style:font-weight-complex="normal"/>
    </style:style>
    <style:style style:name="T26" style:family="text">
      <style:text-properties fo:language="en" fo:country="US" fo:font-weight="normal" officeooo:rsid="0016b6a6" style:font-weight-asian="normal" style:font-weight-complex="normal"/>
    </style:style>
    <style:style style:name="T27" style:family="text">
      <style:text-properties fo:language="en" fo:country="US" fo:font-weight="normal" officeooo:rsid="00337d96" style:font-weight-asian="normal" style:font-weight-complex="normal"/>
    </style:style>
    <style:style style:name="T28" style:family="text">
      <style:text-properties fo:language="en" fo:country="US" officeooo:rsid="003cc2e0"/>
    </style:style>
    <style:style style:name="T29" style:family="text">
      <style:text-properties fo:language="en" fo:country="US" officeooo:rsid="003d83af"/>
    </style:style>
    <style:style style:name="T30" style:family="text">
      <style:text-properties fo:language="en" fo:country="US" officeooo:rsid="0040bc48"/>
    </style:style>
    <style:style style:name="T31" style:family="text">
      <style:text-properties fo:language="en" fo:country="US" officeooo:rsid="006505b5"/>
    </style:style>
    <style:style style:name="T32" style:family="text">
      <style:text-properties fo:language="en" fo:country="US" officeooo:rsid="000f0e87"/>
    </style:style>
    <style:style style:name="T33" style:family="text">
      <style:text-properties fo:language="en" fo:country="US" officeooo:rsid="003e55e4"/>
    </style:style>
    <style:style style:name="T34" style:family="text">
      <style:text-properties fo:language="en" fo:country="US" officeooo:rsid="005069d1"/>
    </style:style>
    <style:style style:name="T35" style:family="text">
      <style:text-properties fo:language="en" fo:country="US" officeooo:rsid="00c18881"/>
    </style:style>
    <style:style style:name="T36" style:family="text">
      <style:text-properties fo:language="en" fo:country="US" officeooo:rsid="00420634"/>
    </style:style>
    <style:style style:name="T37" style:family="text">
      <style:text-properties fo:language="en" fo:country="US" officeooo:rsid="0033d760"/>
    </style:style>
    <style:style style:name="T38" style:family="text">
      <style:text-properties fo:language="en" fo:country="US" officeooo:rsid="004a05f1"/>
    </style:style>
    <style:style style:name="T39" style:family="text">
      <style:text-properties fo:language="en" fo:country="US" officeooo:rsid="003439d5"/>
    </style:style>
    <style:style style:name="T40" style:family="text">
      <style:text-properties officeooo:rsid="00032c1b"/>
    </style:style>
    <style:style style:name="T41" style:family="text">
      <style:text-properties officeooo:rsid="0026bdb4"/>
    </style:style>
    <style:style style:name="T42" style:family="text">
      <style:text-properties officeooo:rsid="00282bb5"/>
    </style:style>
    <style:style style:name="T43" style:family="text">
      <style:text-properties officeooo:rsid="002dad61"/>
    </style:style>
    <style:style style:name="T44" style:family="text">
      <style:text-properties officeooo:rsid="0030ca53"/>
    </style:style>
    <style:style style:name="T45" style:family="text">
      <style:text-properties officeooo:rsid="00323e8e"/>
    </style:style>
    <style:style style:name="T46" style:family="text">
      <style:text-properties officeooo:rsid="0032d046"/>
    </style:style>
    <style:style style:name="T47" style:family="text">
      <style:text-properties officeooo:rsid="00337513"/>
    </style:style>
    <style:style style:name="T48" style:family="text">
      <style:text-properties officeooo:rsid="00c48f40"/>
    </style:style>
    <style:style style:name="T49" style:family="text">
      <style:text-properties officeooo:rsid="00337d96"/>
    </style:style>
    <style:style style:name="T50" style:family="text">
      <style:text-properties officeooo:rsid="0033d760"/>
    </style:style>
    <style:style style:name="T51" style:family="text">
      <style:text-properties officeooo:rsid="003439d5"/>
    </style:style>
    <style:style style:name="T52" style:family="text">
      <style:text-properties officeooo:rsid="00c62921"/>
    </style:style>
    <style:style style:name="T53" style:family="text">
      <style:text-properties officeooo:rsid="0037ffcb"/>
    </style:style>
    <style:style style:name="T54" style:family="text">
      <style:text-properties officeooo:rsid="0038281c"/>
    </style:style>
    <style:style style:name="T55" style:family="text">
      <style:text-properties officeooo:rsid="00391eef"/>
    </style:style>
    <style:style style:name="T56" style:family="text">
      <style:text-properties fo:font-variant="normal" fo:text-transform="none" fo:color="#000000" style:font-name="sans-serif" fo:font-size="9.75pt" fo:letter-spacing="normal" fo:font-style="normal" fo:font-weight="normal"/>
    </style:style>
    <style:style style:name="T57" style:family="text">
      <style:text-properties fo:font-variant="normal" fo:text-transform="none" fo:color="#000000" style:font-name="sans-serif" fo:font-size="9.75pt" fo:letter-spacing="normal" fo:language="en" fo:country="US" fo:font-style="normal" fo:font-weight="normal" officeooo:rsid="004a05f1"/>
    </style:style>
    <style:style style:name="T58" style:family="text">
      <style:text-properties officeooo:rsid="003c63ec"/>
    </style:style>
    <style:style style:name="T59" style:family="text">
      <style:text-properties officeooo:rsid="0040bc48"/>
    </style:style>
    <style:style style:name="T60" style:family="text">
      <style:text-properties officeooo:rsid="0002106a"/>
    </style:style>
    <style:style style:name="T61" style:family="text">
      <style:text-properties officeooo:rsid="000cacb3"/>
    </style:style>
    <style:style style:name="T62" style:family="text">
      <style:text-properties officeooo:rsid="00ee91b7"/>
    </style:style>
    <style:style style:name="T63" style:family="text">
      <style:text-properties officeooo:rsid="00ef1729"/>
    </style:style>
    <style:style style:name="T64" style:family="text">
      <style:text-properties officeooo:rsid="001ecb7c"/>
    </style:style>
    <style:style style:name="T65" style:family="text">
      <style:text-properties officeooo:rsid="0022b356"/>
    </style:style>
    <style:style style:name="T66" style:family="text">
      <style:text-properties officeooo:rsid="00efde1d"/>
    </style:style>
    <style:style style:name="T67" style:family="text">
      <style:text-properties officeooo:rsid="00236482"/>
    </style:style>
    <style:style style:name="T68" style:family="text">
      <style:text-properties officeooo:rsid="002bc885"/>
    </style:style>
    <style:style style:name="T69" style:family="text">
      <style:text-properties officeooo:rsid="00420634"/>
    </style:style>
    <style:style style:name="T70" style:family="text">
      <style:text-properties officeooo:rsid="00435674"/>
    </style:style>
    <style:style style:name="T71" style:family="text">
      <style:text-properties officeooo:rsid="00451587"/>
    </style:style>
    <style:style style:name="T72" style:family="text">
      <style:text-properties officeooo:rsid="0048b078"/>
    </style:style>
    <style:style style:name="T73" style:family="text">
      <style:text-properties officeooo:rsid="0048da82"/>
    </style:style>
    <style:style style:name="T74" style:family="text">
      <style:text-properties officeooo:rsid="004a05f1"/>
    </style:style>
    <style:style style:name="T75" style:family="text">
      <style:text-properties officeooo:rsid="004bd6c2"/>
    </style:style>
    <style:style style:name="T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 text:is-list-header="true">Abbreviations:</text:h>
      <text:p text:style-name="P1">lFC – log fold change</text:p>
      <text:p text:style-name="P1">DE – differential expression</text:p>
      <text:p text:style-name="P1">padj – adjusted p-value</text:p>
      <text:p text:style-name="P1">pval – p-value </text:p>
      <text:p text:style-name="P1"><office:annotation office:name="__Annotation__673_1359854895"><dc:creator>Unknown Author</dc:creator><dc:date>2020-06-10T10:10:41.370960746</dc:date><text:p text:style-name="P35"><text:span text:style-name="T77">MARIKO: Could you please check if this is the right abbreviation explanation – I took it from GenBoard.</text:span></text:p></office:annotation>RPKUM – <text:span text:style-name="T58">mRNA reads scaled by uniquely mappable part of exone</text:span><office:annotation-end office:name="__Annotation__673_1359854895"/></text:p>
      <text:p text:style-name="P2">tt – transition time</text:p>
      <text:p text:style-name="P24">GAM – generalized additive model</text:p>
      <text:h text:style-name="P28" text:outline-level="1">Regulons</text:h>
      <text:h text:style-name="P31" text:outline-level="2">Selection of regulon candidate genes</text:h>
      <text:p text:style-name="P3"><text:span text:style-name="T40">Co-regulated gene pairs were extracted for each strain separately. This was necessary as gene profile similarities computed on a vector of all samples across strains were biased towards strains with more samples. </text:span><text:span text:style-name="T7">The below described steps were </text:span><text:span text:style-name="T12">performed</text:span><text:span text:style-name="T7"> for each strain separately. </text:span><text:span text:style-name="T18">Only genes whose RPKUM was not all-zero in a strain were used. </text:span><text:span text:style-name="T28">Expression RPKUM data of each genes was transformed by adding a pseudocount followed by log2 transformation and scaled to</text:span><text:span text:style-name="T28"><office:annotation office:name="__Annotation__824_1359854895"><dc:creator>Unknown Author</dc:creator><dc:date>2020-06-10T11:38:50.743159539</dc:date><text:p text:style-name="P35"><text:span text:style-name="T77">KARIN: Add reference ‘clust’.</text:span></text:p></office:annotation></text:span><text:span text:style-name="T28"> mean = 0 and std = 1</text:span><office:annotation-end office:name="__Annotation__824_1359854895"/><text:span text:style-name="T28">. </text:span><text:span text:style-name="T7">For each gene 300 closest </text:span><text:span text:style-name="T15">neighbor</text:span><text:span text:style-name="T19">s</text:span><text:span text:style-name="T7"> based on cosine similarity</text:span><text:span text:style-name="T8"> </text:span><text:span text:style-name="T7">were obtained </text:span><text:span text:style-name="T9">with PyNNDescent (v0.3.3) </text:span><text:span text:style-name="T30">Python library</text:span><text:span text:style-name="T7">. </text:span><text:span text:style-name="T18"><text:s/></text:span><text:span text:style-name="T10">From these </text:span><text:span text:style-name="T15">neighbor</text:span><text:span text:style-name="T19">s</text:span><text:span text:style-name="T10"> only those that had similarity </text:span><text:span text:style-name="T19">equal or higher than</text:span><text:span text:style-name="T10"> strain specific threshold (</text:span><text:span text:style-name="T11">described below</text:span><text:span text:style-name="T10">) were retained. <text:s/></text:span></text:p>
      <text:p text:style-name="P4"><text:span text:style-name="T15">Genes were termed as regulon candidates if they had at least one close neighbor </text:span><text:span text:style-name="T16">present in</text:span><text:span text:style-name="T15"> N strains. </text:span><text:span text:style-name="T9">For each gene pair it was counted in how many strains it was termed as co-expressed. </text:span><text:span text:style-name="T12">It was observed that s</text:span><text:span text:style-name="T13">ome genes are </text:span><text:span text:style-name="T12">strongly </text:span><text:span text:style-name="T13">co-regulated </text:span><text:span text:style-name="T12">only </text:span><text:span text:style-name="T13">in </text:span><text:span text:style-name="T12">certain</text:span><text:span text:style-name="T13"> strains and are </text:span><text:span text:style-name="T12">mainly</text:span><text:span text:style-name="T13"> unexpressed </text:span><text:span text:style-name="T12">or have low expression</text:span><text:span text:style-name="T13"> in other </text:span><text:span text:style-name="T12">strains, where</text:span><text:span text:style-name="T13"> they </text:span><text:span text:style-name="T12">are not co-regulated. This was taken into the account during the extraction of genes </text:span><text:span text:style-name="T14">co-expressed across strains. To determine if a gene is expressed in a certain strain the below filter was used. The </text:span><text:span text:style-name="T10">99</text:span><text:span text:style-name="T2">th</text:span><text:span text:style-name="T10"> percentile of each genes’ expression across all </text:span><text:span text:style-name="T14">samples</text:span><text:span text:style-name="T10"> was obtained. A strain was termed to have that gene expressed highly enough if expression in it ever reached </text:span><text:span text:style-name="T14">the H</text:span><text:span text:style-name="T3">th</text:span><text:span text:style-name="T14"> percent (here H=10)</text:span><text:span text:style-name="T10"> of the 99</text:span><text:span text:style-name="T2">th</text:span><text:span text:style-name="T10"> percentile expression. </text:span><text:span text:style-name="T14"><text:s/>By increasing H more genes can be selected, as genes can be co-expressed even in strains where they have relatively low expression. Selection of H was performed based on visual evaluation of regulons obtained with different values of H: 0, 10, 30, and 50, where H = 0 denotes that gene must be co-expressed across all strains. </text:span><text:span text:style-name="T10">The threshold for N strain</text:span><text:span text:style-name="T17">s</text:span><text:span text:style-name="T10"> in which a gene must have at least one close </text:span><text:span text:style-name="T15">neighbor</text:span><text:span text:style-name="T10"> </text:span><text:span text:style-name="T15">to be included among regulon candidates </text:span><text:span text:style-name="T10">was set to the N of strains where gene was termed to be expressed highly enough. The </text:span><text:span text:style-name="T28">N </text:span><text:span text:style-name="T10">thresholds were then </text:span><text:span text:style-name="T15">capped at</text:span><text:span text:style-name="T10"> 18 (instead of up to </text:span><text:span text:style-name="T28">the number of </text:span><text:span text:style-name="T15">all </text:span><text:span text:style-name="T10">strains, </text:span><text:span text:style-name="T15">N = 21</text:span><text:span text:style-name="T10">), to account for false negatives in </text:span><text:span text:style-name="T15">extraction of co-expressed gene pairs in individual strains</text:span><text:span text:style-name="T10">.</text:span><text:span text:style-name="T29"> </text:span><text:span text:style-name="T15">Cap N = </text:span><text:span text:style-name="T10">18 was selected because this ensures that </text:span><text:span text:style-name="T15">a gene</text:span><text:span text:style-name="T10"> has a </text:span><text:span text:style-name="T15">neighbor</text:span><text:span text:style-name="T10"> that is present in at least one of the four </text:span><text:span text:style-name="T15">non-aggregating</text:span><text:span text:style-name="T10"> strains – a group </text:span><text:span text:style-name="T9">in </text:span><text:soft-page-break/><text:span text:style-name="T9">which</text:span><text:span text:style-name="T10"> regulons </text:span><text:span text:style-name="T9">were </text:span><text:span text:style-name="T17">most often</text:span><text:span text:style-name="T9"> </text:span><text:span text:style-name="T10">not consistent. </text:span><text:span text:style-name="T29">N was not reduced for genes that had initially lower N threshold as genes can be co-expressed even in strains in which the expression was not termed to be high.</text:span></text:p>
      <text:h text:style-name="P32" text:outline-level="2">Strain specific similarity threshold</text:h>
      <text:p text:style-name="P5"><text:span text:style-name="T60">A gene profile </text:span>similarity threshold was selected to classify genes as co-expressed or not. <text:span text:style-name="T61">As calculated gene profile similarities depend on strain specific number of samples and data quality a different similarity threshold was selected for each strain. </text:span></text:p>
      <text:p text:style-name="P6"><text:span text:style-name="T29">For each strain o</text:span><text:span text:style-name="T20">nly </text:span><text:span text:style-name="T29">the </text:span><text:span text:style-name="T20">genes with not all-zero expression were used.</text:span><text:span text:style-name="T6"> </text:span><text:span text:style-name="T20">Expression RPKUM</text:span><text:span text:style-name="T31"> was log2 </text:span><text:span text:style-name="T20">pseudocount </text:span><text:span text:style-name="T31">transformed and </text:span><text:span text:style-name="T20">scaled to mean = 0 and std = 1</text:span><text:span text:style-name="T31">. </text:span><text:span text:style-name="T6">In each strain the closest </text:span><text:span text:style-name="T20">neighbor</text:span><text:span text:style-name="T6"> for each gene, which </text:span><text:span text:style-name="T29">was</text:span><text:span text:style-name="T6"> not itself, was calculated </text:span><text:span text:style-name="T20">with PyNNDescent </text:span><text:span text:style-name="T32">based on cosine similarity</text:span><text:span text:style-name="T6">. </text:span><text:span text:style-name="T32">A</text:span><text:span text:style-name="T20"> </text:span><text:span text:style-name="T6">list of</text:span><text:span text:style-name="T31"> </text:span><text:span text:style-name="T6">similarities to the closest </text:span><text:span text:style-name="T29">neighbors</text:span><text:span text:style-name="T6"> </text:span><text:span text:style-name="T32">was obtained for each strain</text:span><text:span text:style-name="T6">. </text:span><text:span text:style-name="T33">These similarities followed a left-skewed distribution. </text:span><text:span text:style-name="T6"><text:s/></text:span><text:span text:style-name="T32">A strain specific</text:span><text:span text:style-name="T34"> </text:span><text:span text:style-name="T32">similarity</text:span><text:span text:style-name="T34"> threshold was chosen as the 30</text:span><text:span text:style-name="T4">th</text:span><text:span text:style-name="T34"> percentile of </text:span><text:span text:style-name="T29">the</text:span><text:span text:style-name="T34"> </text:span><text:span text:style-name="T33">similarities t</text:span><text:span text:style-name="T6">o the closest </text:span><text:span text:style-name="T29">neighbors</text:span><text:span text:style-name="T33">.</text:span><text:span text:style-name="T34"> </text:span><text:span text:style-name="T33">This threshold approximately separated the closest neighbor similarity distribution to a bulk of genes with close neighbors and a tail of genes that had relatively low similarity to the closest neighbor. </text:span></text:p>
      <text:h text:style-name="P30" text:outline-level="2">Clustering of selected genes into regulons</text:h>
      <text:p text:style-name="P7"><text:span text:style-name="T23">T</text:span><office:annotation office:name="__Annotation__515_2249591134"><dc:creator>Unknown Author</dc:creator><dc:date>2020-06-04T18:44:43.070286126</dc:date><text:p text:style-name="P34"><text:span text:style-name="T76">The methods have a few sections comprised of a single paragraph. Does a section always have to have multiple paragraphs? <text:s/>Should I in such cases either split up the paragraph or remove the section title (if it is not absolutely necessary)?</text:span></text:p></office:annotation><text:span text:style-name="T23">o obtain regulons t</text:span><office:annotation-end office:name="__Annotation__515_2249591134"/><text:span text:style-name="T23">he selected candidate regulon genes were clustered based on their expression profiles. Clustering and data pre-processing was performed in Orange </text:span><text:span text:style-name="T24">(v3.26)</text:span><text:span text:style-name="T23">. The</text:span><text:span text:style-name="T21"> RPKUM data </text:span><text:span text:style-name="T22">of each gene was </text:span><text:span text:style-name="T21">scaled to interval [0,1], </text:span><text:span text:style-name="T25">followed by PCA dimensionality reduction within </text:span><text:span text:style-name="T24">the </text:span><text:span text:style-name="T25">Louvain clustering widget with default number of components (e.g. 30)</text:span><text:span text:style-name="T21">. </text:span><text:span text:style-name="T22">Selection of pre-processing method was based upon visual evaluation of clustering results at different resolutions. The scaling to [0,1] followed by PCA dimensionality reduction might have performed better than log2 pseudocount transformation followed by scaling to mean = 0 and std = 1 because it gives relatively more importance to the peaks. Namely, some genes were not expressed or were very lowly expressed in certain mutant strains and thus the shape of their expression profiles represented mainly noise close to zero expression. Louvain clustering was performed with resolution 0.4. AX4 based regulons were extracted from AX4 RPKUM data. For pre-processing log2 pseudocount transformation followed by scaling to mean = 0 and std = 1 was selected. </text:span><text:span text:style-name="T24">Relatively better performance of this pre-processing method</text:span><text:span text:style-name="T22"> is in accordance with the fact that selected regulon genes were expressed in AX4, having a distinct expression pattern over the developmental time-course. Louvain clustering was performed with resolution 0.</text:span><text:span text:style-name="T26">8</text:span><text:span text:style-name="T22">. </text:span></text:p>
      <text:h text:style-name="P30" text:outline-level="2"><text:span text:style-name="T22">R</text:span><text:span text:style-name="T21">egulons </text:span><text:span text:style-name="T27">expression heatmap</text:span></text:h>
      <text:p text:style-name="P10">Gene expression was visualized with ComplexHeatmap <text:span text:style-name="T59">(v2.3.3) R</text:span> <text:span text:style-name="T74">library</text:span>.</text:p>
      <text:p text:style-name="P11">Expression RPKUM data was averaged across replicates <text:span text:style-name="T59">of each strain, separately for each</text:span> timepoint. The expression was scaled based on the following formula: </text:p>
      <text:p text:style-name="P8"><text:soft-page-break/><draw:frame draw:style-name="fr1" draw:name="Object3" text:anchor-type="as-char" svg:y="-0.2728in" svg:width="1.3484in" svg:height="0.4508in" draw:z-index="0"><draw:object xlink:href="./Object 3" xlink:type="simple" xlink:show="embed" xlink:actuate="onLoad"/><draw:image xlink:href="./ObjectReplacements/Object 3" xlink:type="simple" xlink:show="embed" xlink:actuate="onLoad"/><svg:desc>formula</svg:desc></draw:frame></text:p>
      <text:p text:style-name="P12">where Gi represents averaged expression of a certain gene, Git represents averaged expression of the gene in a certain <text:span text:style-name="T46">averaged </text:span>sample (e.g. time-point <text:span text:style-name="T59">of a strain</text:span>), and <draw:frame draw:style-name="fr1" draw:name="Object4" text:anchor-type="as-char" svg:y="-0.1484in" svg:width="0.2862in" svg:height="0.2091in" draw:z-index="1"><draw:object xlink:href="./Object 4" xlink:type="simple" xlink:show="embed" xlink:actuate="onLoad"/><draw:image xlink:href="./ObjectReplacements/Object 4" xlink:type="simple" xlink:show="embed" xlink:actuate="onLoad"/><svg:desc>formula</svg:desc></draw:frame>represents <text:span text:style-name="T46">the </text:span>99<text:span text:style-name="T1">th</text:span> percentile. This linearly scales <text:span text:style-name="T46">the majority of the Git</text:span> <text:span text:style-name="T46">to the interval [-1,0]</text:span> with extremely high <text:span text:style-name="T46">Git</text:span> being given a value above <text:span text:style-name="T46">zero</text:span>. Values were then caped at 0.1 to reduce the effect of <text:span text:style-name="T59">the very </text:span>high<text:span text:style-name="T59">ly </text:span>express<text:span text:style-name="T59">ed</text:span> <text:span text:style-name="T59">samples</text:span> on the expression color scale. <text:s/></text:p>
      <text:p text:style-name="P13"><text:span text:style-name="T49">T</text:span>he developmental stages were summarized across replicates. <text:span text:style-name="T51">If</text:span> the averaged replicates had annotated stages the union of their stages was shown. <text:span text:style-name="T48">This does not distinguish between all replicates having an image-based annotation and only some replicates having an image-based annotation. </text:span>If none of the replicates had any stage annotations the averaged sample was colored gray across <text:span text:style-name="T47">the </text:span>stages. <text:span text:style-name="T51">Where</text:span> neighboring stages enabled inference about the probable stages of the averaged sample <text:span text:style-name="T47">without the stage annotations </text:span>only these stages were colored gray. R<office:annotation office:name="__Annotation__2302_22495911341"><dc:creator>Unknown Author</dc:creator><dc:date>2020-06-04T21:17:07.787020287</dc:date><text:p text:style-name="P34"><text:span text:style-name="T76">MARIKO: Please check that this is correct as you performed this part.</text:span></text:p></office:annotation>ed bord<office:annotation-end office:name="__Annotation__2302_22495911341"/>ers were added to the inferred stages at <text:span text:style-name="T69">the</text:span> zero time, <text:span text:style-name="T47">matching the fact that these samples were also assigned no_agg stage in the analysis</text:span>. </text:p>
      <text:p text:style-name="P14">Regulons were ordered based on gene expression peak times in AX4. Peak times of individual regulon genes were obtained from averaged non-scaled AX4 data. Regulons were ordered first by <text:span text:style-name="T69">the </text:span>median of <text:span text:style-name="T69">the </text:span>peak times followed by <text:span text:style-name="T69">the </text:span>mean of <text:span text:style-name="T69">the </text:span>peak times of the regulon genes.</text:p>
      <text:p text:style-name="P25"><text:span text:style-name="T35">Genes were ordered </text:span><text:span text:style-name="T36">within</text:span><text:span text:style-name="T35"> each AX4 regulon separately. The ordering was based on <text:s/>hierarchical clustering of scaled averaged </text:span><text:span text:style-name="T37">AX4 data</text:span><text:span text:style-name="T35">. Genes were clustered with ward.D2 </text:span><text:span text:style-name="T37">method from</text:span><text:span text:style-name="T35"> hclust </text:span><text:span text:style-name="T38">(R v3.6.3</text:span><text:span text:style-name="T57">) </text:span><text:span text:style-name="T35">using cosine distances, followed by visual reordering </text:span><text:span text:style-name="T38">with seriation (v1.2-8) R library</text:span><text:span text:style-name="T35">. The genes in </text:span><text:span text:style-name="T39">the heatmap of all strains based regulons</text:span><text:span text:style-name="T35"> were ordered based on order established in AX4 data, </text:span><text:span text:style-name="T37">first by regulons and then by ordering within the regulons</text:span><text:span text:style-name="T35">. </text:span></text:p>
      <text:h text:style-name="P28" text:outline-level="1"><text:span text:style-name="T22">M</text:span><text:span text:style-name="T21">ilestones</text:span></text:h>
      <text:p text:style-name="P15">To find genes that change their expression relatively strongly between two neighboring stages genes were filtered based on <text:span text:style-name="T72">DE</text:span> between stages and gene expression profile shape. <office:annotation office:name="__Annotation__528_2249591134"><dc:creator>Unknown Author</dc:creator><dc:date>2020-06-04T19:00:22.072413271</dc:date><text:p text:style-name="P34"><text:span text:style-name="T76">I am unsure if explanations about reasoning should be part of the methods or not. They seem to be in some papers, while others have relatively dry methods section.</text:span></text:p></office:annotation><text:span text:style-name="T42">This ensured that gene had a strong change between two stages and that it did not fluctuate during the development, having well defined times of up- and down-regulation.</text:span><office:annotation-end office:name="__Annotation__528_2249591134"/><text:span text:style-name="T42"> </text:span><text:s/>Only AX4 samples that were annotated <text:span text:style-name="T41">with </text:span>a main stage were used. </text:p>
      <text:h text:style-name="P30" text:outline-level="2">Genes with strong expression changes <text:span text:style-name="T44">between stages</text:span></text:h>
      <text:p text:style-name="P16">Differential expression analysis was performed with DESeq2 <text:span text:style-name="T74">(v1.26.0) R library</text:span>. <text:span text:style-name="T62">For comparison between each two neighboring stages the AX4 samples with main stage being equal to either of the two stages were used. The later stage was used as the case and the earlier as the control. The FDR was </text:span>re-<text:span text:style-name="T63">calculated over all tests for all </text:span>neighboring<text:span text:style-name="T63"> stage pairs using Benjamini-Hochberg correction </text:span>on<text:span text:style-name="T63"> pval from DESeq2. </text:span>Gene was termed to be <text:soft-page-break/>DE between two neighboring stages if the comparison had had absolute <text:span text:style-name="T64">lFC</text:span> &gt;= 2 and padj &lt; 0.01. </text:p>
      <text:h text:style-name="P30" text:outline-level="2">Genes differentially expressed across stages</text:h>
      <text:p text:style-name="P18">Expression profile shape was analyzed with ImpulseDE2 <text:span text:style-name="T74">(v1.10.0) R library to find genes with smooth expression changes across stages and to identify when these changes occur</text:span>. <text:span text:style-name="T65">ImpulseDE2 identifies genes as being DE across time as those that are better fit by single or two sigmoid models compared to a constant model. Transition times are defined as the x-coordinate values (here time) of the sigmoids’ midpoints. </text:span>The ImpulseDE2 model was fit <text:s/>to the AX4 data using ordered main stages converted to consecutive integers as time-points. <text:span text:style-name="T66">The </text:span>analysis<text:span text:style-name="T66"> was run in case-only mode with identification of transient genes. </text:span>Genes termed to be significantly DE across stages by Impulse DE2 using the default padj threshold (0.001) were selected for further analysis. </text:p>
      <text:p text:style-name="P17"><text:span text:style-name="T65">The fitted ImpulseDE2</text:span> <text:span text:style-name="T65">models were parsed to obtain neighboring stages that had tt between them, indicating a change in the expression level. The tt were extracted from the appropriate model based on gene being termed as monotonous or transiently changed across stages by ImpulseDE2. Where possible the tt were extracted directly from the fitted models. In some cases this would lead to inappropriate assignment of tt representing the expression level change based on the input timescale range (here stages) and model complexity (single or two sigmoid). For each type of tt that would lead to inappropriate expression change assignment (described below) changes were made to the tt based on visual evaluation of example genes with the same tt inconsistency.</text:span></text:p>
      <text:p text:style-name="P19"><office:annotation office:name="__Annotation__507_2249591134"><dc:creator>Unknown Author</dc:creator><dc:date>2020-06-04T18:32:32.974149960</dc:date><text:p text:style-name="P34"><text:span text:style-name="T76">I am not sure if this is not too detailed. Maybe we could write only: The details of model parsing for tt extraction are presented in the supplementary code. </text:span></text:p></office:annotation><text:span text:style-name="T67">F</text:span>or monotonously DE genes a single tt was extracted. If the comparison between<text:span text:style-name="T68"> </text:span>two sigmoid and constant model had lower padj than <text:span text:style-name="T68">the </text:span>comparison between<text:span text:style-name="T68"> </text:span>single sigmoid and constant model <text:span text:style-name="T68">the</text:span> <text:span text:style-name="T68">two sigmoid model’s </text:span>tt closer to the tt of <text:span text:style-name="T68">the </text:span>single sigmoid model was chosen. Otherwise the tt of <text:span text:style-name="T68">the </text:span>single sigmoid model was used. If tt was smaller than first stage <text:span text:style-name="T68">x value</text:span> it was reset to be right after the first stage. If tt was larger than <text:span text:style-name="T68">l</text:span>ast stage <text:span text:style-name="T68">x value</text:span> it was reset to be right before the last stage. For transiently DE genes two tt were extracted from the two sigmoid model. If both tt were between the same two stages they were reassigned to be right before the first neighboring stage and right after the <text:span text:style-name="T70">second</text:span> neighboring stage. If tt were smaller or larger than the first or last stage, respectively, they were <text:span text:style-name="T41">reassigned</text:span> as for the monotnous model. <text:span text:style-name="T41">If the latter set the two tt to be between the same two stages a single tt between these two stages was extracted.</text:span> <office:annotation-end office:name="__Annotation__507_2249591134"/></text:p>
      <text:h text:style-name="P33" text:outline-level="2">Selection <text:span text:style-name="T47">and analysis </text:span>of milestone genes</text:h>
      <text:p text:style-name="P20">A gene was termed as a milestone between two neighboring stages if it was significantly DE between these two stages based on DESeq2 and it had a t<text:span text:style-name="T43">t</text:span> between the two stages based on ImpulseDE2. <text:span text:style-name="T41">Genes were separated based on being up- or down-regulated between the two stages.</text:span></text:p>
      <text:p text:style-name="P21">Gene expression scaling and gene ordering used in expression heatmap was performed as for regulons with the following changes. <text:span text:style-name="T49">Replicate s</text:span>amples were averaged across main stages <text:span text:style-name="T49">so that multiple samples from the same replicate could be summarized by a single averaged sample</text:span>. <text:span text:style-name="T45">As two s</text:span>trains<text:span text:style-name="T45"> did not have stage annotation they were not included in </text:span><text:soft-page-break/><text:span text:style-name="T45">the milestones heatmap. Genes were ordered within the heatmap separately for each pair of neighboring stages and for up- or down-regulation.</text:span></text:p>
      <text:h text:style-name="P28" text:outline-level="1">Developmental stage <office:annotation office:name="__Annotation__2255_2249591134"><dc:creator>Unknown Author</dc:creator><dc:date>2020-06-04T20:28:56.927783594</dc:date><text:p text:style-name="P34"><text:span text:style-name="T76">MARIKO: This is really your work, I just added a brief section <text:s/>to explain the edit I needed to do (t=0 is no_agg). Please incorporate it into your methods as you find it appropriate. <text:s/></text:span></text:p></office:annotation>annota<office:annotation-end office:name="__Annotation__2255_2249591134"/>tion</text:h>
      <text:p text:style-name="P9">Developmental stages were <text:span text:style-name="T71">manually </text:span>annotated to samples with <text:span text:style-name="T71">available</text:span> images. Each sample was annotated with all observed stages. Where possible a single main stage that represented the majority of the amoebae was also assigned. <text:s/>All samples were classified as no_agg at the time-point zero, even when no image was available. </text:p>
      <text:h text:style-name="P28" text:outline-level="1">Enrichment ana<office:annotation office:name="__Annotation__2378_2249591134"><dc:creator>Unknown Author</dc:creator><dc:date>2020-06-04T21:55:35.118880058</dc:date><text:p text:style-name="P34"><text:span text:style-name="T76">MARIKO: The figure explanations are still in the Explanations file. I think they should probably be added directly to the figure legends instead of methods.</text:span></text:p></office:annotation>lysis<office:annotation-end office:name="__Annotation__2378_2249591134"/></text:h>
      <text:p text:style-name="P23"><text:span text:style-name="T48">Datasets used for enrichment (including dictyBase gene name – entrez ID mapping and gene sets) were obtained on the 5</text:span><text:span text:style-name="T5">th</text:span><text:span text:style-name="T48"> of April, 2020. The analysis was performed using <text:s/>Orange Bioinformatics (v4.0.0) Python library. Entrez IDs were mapped to the dictyBase gene names. The following gene sets were used: generic GO slims for </text:span>biological process, <text:span text:style-name="T52">molecular function, and cellular component; KEGG Pathways, Dictybase Phenotypes, and </text:span><office:annotation office:name="__Annotation__2416_2249591134"><dc:creator>Unknown Author</dc:creator><dc:date>2020-06-04T22:36:55.836817671</dc:date><text:p text:style-name="P34"><text:span text:style-name="T76">MARIKO: Please describe how you curated them in this section.</text:span></text:p></office:annotation><text:span text:style-name="T52">custom gene sets</text:span><office:annotation-end office:name="__Annotation__2416_2249591134"/><text:span text:style-name="T52">. <text:s/>Only gene sets with size within the interval [5,500] were used. Size was determined based on the number of genes that had an Entrez ID and were contained within the reference set (described below). </text:span></text:p>
      <text:p text:style-name="P22"><text:span text:style-name="T53">Reference set contained</text:span> all genes present in <text:span text:style-name="T53">the </text:span>RPKUM data, except those that ha<text:span text:style-name="T53">d</text:span> all zero expression <text:span text:style-name="T53">and were</text:span> excluded from other analys<text:span text:style-name="T55">es</text:span> <text:span text:style-name="T53">as well</text:span>. Reference and query <text:span text:style-name="T53">sets</text:span> <text:span text:style-name="T53">were </text:span>filtered <text:span text:style-name="T53">to include only genes</text:span> that <text:span text:style-name="T55">had</text:span> an Entrez ID <text:span text:style-name="T54">and</text:span> <text:span text:style-name="T54">were</text:span> contained within at least one of the used gene sets. <text:span text:style-name="T55">The latter was done to account for different proportion of genes annotated with a gene set between the reference and the query groups. </text:span>All gene sets that ha<text:span text:style-name="T54">d</text:span> <text:span text:style-name="T54">non-zero</text:span> overlap with <text:span text:style-name="T54">the </text:span>query <text:span text:style-name="T54">were</text:span> tested for enrichment <text:span text:style-name="T54">using</text:span> Orange Gene Set set_enrichment <text:span text:style-name="T54">function</text:span>. The p<text:span text:style-name="T72">val</text:span> were adjusted with Benjamini-Hochberg correction. <text:span text:style-name="T54">Results were filtered to display only gene sets</text:span> with FDR &lt;= 0.25 and overlap with query <text:span text:style-name="T54">&gt;= </text:span>2. </text:p>
      <text:h text:style-name="Heading_20_1" text:outline-level="1">PC1 vs time plots</text:h>
      <text:p text:style-name="P26"><text:span text:style-name="T75">Dimenisonality reduction embedding was prepared </text:span>on AX4 RPKUM data transformed with log2 with pseudocount and scaled to mean = 0 and std = 1. Only genes that had non-zero expression in AX4 were used. <text:span text:style-name="T75">The PC1 embedding was obtained with scikit-learn (v0.22.2) Python library. </text:span>Data of other strains was preprocessed as for AX4 and transformed with the AX4-<text:span text:style-name="T72">based</text:span> embedding. </text:p>
      <text:p text:style-name="P27">For each strain a GAM model was fit to PC1 embedded <text:span text:style-name="T73">samples</text:span> with pygam (v0.8.0) Python <text:span text:style-name="T74">library</text:span>. GAM model <text:span text:style-name="T73">parameters (number of splines and smoothing parameter) were</text:span> selected <text:span text:style-name="T73">for each strain </text:span>with grid search using leave one timepoint out cross validation. <text:span text:style-name="T73">The prediction quality was compared with mean squared err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monospace"/>
    <style:font-face style:name="englis" svg:font-family="englis"/>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11:38:55.583508955</meta:creation-date>
    <meta:generator>LibreOffice/6.0.7.3$Linux_X86_64 LibreOffice_project/00m0$Build-3</meta:generator>
    <dc:date>2020-06-10T13:09:24.495347620</dc:date>
    <meta:editing-duration>P1DT10H10M31S</meta:editing-duration>
    <meta:editing-cycles>20</meta:editing-cycles>
    <meta:document-statistic meta:table-count="0" meta:image-count="0" meta:object-count="2" meta:page-count="5" meta:paragraph-count="44" meta:word-count="2297" meta:character-count="14259" meta:non-whitespace-character-count="11979"/>
  </office:meta>
</office:document-meta>
</file>

<file path=Object 3/content.xml><?xml version="1.0" encoding="utf-8"?>
<math xmlns="http://www.w3.org/1998/Math/MathML" display="block">
  <semantics>
    <mrow>
      <mi mathvariant="italic">Git</mi>
      <mo stretchy="false">=</mo>
      <mfrac>
        <mrow>
          <mrow>
            <mi mathvariant="italic">Git</mi>
            <mo stretchy="false">−</mo>
            <msub>
              <mi>p</mi>
              <mn>99</mn>
            </msub>
          </mrow>
          <mrow>
            <mo fence="true" stretchy="false">(</mo>
            <mrow>
              <mi mathvariant="italic">Gi</mi>
            </mrow>
            <mo fence="true" stretchy="false">)</mo>
          </mrow>
        </mrow>
        <mrow>
          <msub>
            <mi>p</mi>
            <mn>99</mn>
          </msub>
          <mrow>
            <mo fence="true" stretchy="false">(</mo>
            <mrow>
              <mi mathvariant="italic">Gi</mi>
            </mrow>
            <mo fence="true" stretchy="false">)</mo>
          </mrow>
        </mrow>
      </mfrac>
    </mrow>
    <annotation encoding="StarMath 5.0">Git = {Git-p _{99}(Gi)} over {p _{99}(Gi)} </annotation>
  </semantics>
</math>
</file>

<file path=Object 4/content.xml><?xml version="1.0" encoding="utf-8"?>
<math xmlns="http://www.w3.org/1998/Math/MathML" display="block">
  <semantics>
    <msub>
      <mi>p</mi>
      <mn>99</mn>
    </msub>
    <annotation encoding="StarMath 5.0">p_{99}</annotation>
  </semantics>
</math>
</file>